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ror sinus term_d1</text:p>
          </table:table-cell>
          <table:table-cell table:formula="of:=SQRT((0.01*((SIN(2)*COS(0.56))/(SIN(0.56))^2)^2 + (0.01*(SIN(2.57)/(SIN(0.56))^2))^2))" office:value-type="float" office:value="0.273712514822635" calcext:value-type="float">
            <text:p>0.273712514822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 d_1</text:p>
          </table:table-cell>
          <table:table-cell table:formula="of:=SQRT((0.1*1.7)^2+(0.27*35.4)^2)" office:value-type="float" office:value="9.55951170301078" calcext:value-type="float">
            <text:p>9.559511703010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 sinus term_d2</text:p>
          </table:table-cell>
          <table:table-cell table:formula="of:=SQRT((0.01*((SIN(2)*COS(0.56))/(SIN(0.56))^2)^2 + (0.01*(SIN(2)/(SIN(0.56))^2))^2))" office:value-type="float" office:value="0.274935438369518" calcext:value-type="float">
            <text:p>0.2749354383695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 d_2</text:p>
          </table:table-cell>
          <table:table-cell table:formula="of:=SQRT((0.1*1)^2+(0.27*35.4)^2)" office:value-type="float" office:value="9.55852310767725" calcext:value-type="float">
            <text:p>9.5585231076772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rror l_1</text:p>
          </table:table-cell>
          <table:table-cell table:formula="of:=SQRT((10*0.53)^2+(0.01*0.84*60)^2)" office:value-type="float" office:value="5.3239098414605" calcext:value-type="float">
            <text:p>5.32390984146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ror l_2</text:p>
          </table:table-cell>
          <table:table-cell table:formula="of:=SQRT((10*0.9)^2+(0.01*0.42*35)^2)" office:value-type="float" office:value="9.001200419944" calcext:value-type="float">
            <text:p>9.00120041994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rror l</text:p>
          </table:table-cell>
          <table:table-cell table:formula="of:=SQRT((5/2)^2+(10/2)^2)" office:value-type="float" office:value="5.59016994374947" calcext:value-type="float">
            <text:p>5.59016994374947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RT 2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X = 83.1 +- 0.4 cm</text:p>
          </table:table-cell>
          <table:table-cell office:value-type="string" calcext:value-type="string">
            <text:p>Theta_i = 0.12 +- 0.01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y_n</text:p>
          </table:table-cell>
          <table:table-cell office:value-type="string" calcext:value-type="string">
            <text:p>sigma y_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bda_approx</text:p>
          </table:table-cell>
          <table:table-cell office:value-type="string" calcext:value-type="string">
            <text:p>sigma lambda_app</text:p>
          </table:table-cell>
          <table:table-cell office:value-type="string" calcext:value-type="string">
            <text:p>Theta_n</text:p>
          </table:table-cell>
          <table:table-cell office:value-type="string" calcext:value-type="string">
            <text:p>sigma Theta_n</text:p>
          </table:table-cell>
          <table:table-cell office:value-type="string" calcext:value-type="string">
            <text:p>lambda_2</text:p>
          </table:table-cell>
          <table:table-cell office:value-type="string" calcext:value-type="string">
            <text:p>sigma lambda_2</text:p>
          </table:table-cell>
          <table:table-cell table:number-columns-repeated="4"/>
          <table:table-cell office:value-type="string" calcext:value-type="string">
            <text:p>average lamda_apprx</text:p>
          </table:table-cell>
          <table:table-cell table:formula="of:=SUM([.D20:.D31])/12" office:value-type="float" office:value="0.000078680409347025" calcext:value-type="float">
            <text:p>7.8680409347025E-0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igma l_app</text:p>
          </table:table-cell>
          <table:table-cell table:formula="of:=SQRT(SUM([.L20:.L31]))" office:value-type="float" office:value="0.00000203865121350511" calcext:value-type="float">
            <text:p>2.03865121350511E-0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0.05/2/[.C20]*(([.A20]^2-2.9^2)/83.1^2)" office:value-type="float" office:value="0.000083084622502574" calcext:value-type="float">
            <text:p>8.3084622502574E-05</text:p>
          </table:table-cell>
          <table:table-cell table:formula="of:=0.05/2/[.C20]*SQRT((2*[.A20]/83.1^2*[.B20])^2+(2*2.9/83.1^2*0.8)^2+(2*([.A20]^2-2.9^2)/83.1^3*0.4)^2)" office:value-type="float" office:value="0.0000186700824793281" calcext:value-type="float">
            <text:p>1.86700824793281E-05</text:p>
          </table:table-cell>
          <table:table-cell table:formula="of:=ATAN([.A20]/83.1)" office:value-type="float" office:value="0.0672869560807525" calcext:value-type="float">
            <text:p>0.067286956080753</text:p>
          </table:table-cell>
          <table:table-cell table:formula="of:=1/(([.A20]/83.1)^2+1)/83.1*[.B20]" office:value-type="float" office:value="0.00239585871064744" calcext:value-type="float">
            <text:p>0.002395858710647</text:p>
          </table:table-cell>
          <table:table-cell table:formula="of:=ABS(0.05/[.C20]*(COS([.F20])-COS(0.12)))" office:value-type="float" office:value="0.000246422544747454" calcext:value-type="float">
            <text:p>0.000246422544747</text:p>
          </table:table-cell>
          <table:table-cell table:formula="of:=0.05/[.C20]*SQRT((SIN([.F20])*[.G20])^2+(SIN(0.12)*0.018)^2)" office:value-type="float" office:value="0.000108041630321857" calcext:value-type="float">
            <text:p>0.000108041630322</text:p>
          </table:table-cell>
          <table:table-cell/>
          <table:table-cell table:formula="of:=([.I20]/12)^2" office:value-type="float" office:value="0.0000000000810624575180886" calcext:value-type="float">
            <text:p>8.10624575180886E-11</text:p>
          </table:table-cell>
          <table:table-cell table:formula="of:=([.E20]/12)^2" office:value-type="float" office:value="0.00000000000242063874850635" calcext:value-type="float">
            <text:p>2.42063874850635E-12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formula="of:=0.05/2/[.C21]*(([.A21]^2-2.9^2)/83.1^2)" office:value-type="float" office:value="0.0000838991776251483" calcext:value-type="float">
            <text:p>8.38991776251483E-05</text:p>
          </table:table-cell>
          <table:table-cell table:formula="of:=0.05/2/[.C21]*SQRT((2*[.A21]/83.1^2*[.B21])^2+(2*2.9/83.1^2*0.8)^2+(2*([.A21]^2-2.9^2)/83.1^3*0.4)^2)" office:value-type="float" office:value="0.00000999513891069729" calcext:value-type="float">
            <text:p>9.99513891069729E-06</text:p>
          </table:table-cell>
          <table:table-cell table:formula="of:=ATAN([.A21]/83.1)" office:value-type="float" office:value="0.0888150710624527" calcext:value-type="float">
            <text:p>0.088815071062453</text:p>
          </table:table-cell>
          <table:table-cell table:formula="of:=1/(([.A21]/83.1)^2+1)/83.1*[.B21]" office:value-type="float" office:value="0.0023878040966213" calcext:value-type="float">
            <text:p>0.002387804096621</text:p>
          </table:table-cell>
          <table:table-cell table:formula="of:=ABS(0.05/[.C21]*(COS([.F21])-COS(0.12)))" office:value-type="float" office:value="0.0000812474410024938" calcext:value-type="float">
            <text:p>8.12474410024938E-05</text:p>
          </table:table-cell>
          <table:table-cell table:formula="of:=0.05/[.C21]*SQRT((SIN([.F21])*[.G21])^2+(SIN(0.12)*0.018)^2)" office:value-type="float" office:value="0.0000541300799907678" calcext:value-type="float">
            <text:p>5.41300799907678E-05</text:p>
          </table:table-cell>
          <table:table-cell/>
          <table:table-cell table:formula="of:=([.I21]/12)^2" office:value-type="float" office:value="0.0000000000203476774986592" calcext:value-type="float">
            <text:p>2.03476774986592E-11</text:p>
          </table:table-cell>
          <table:table-cell table:formula="of:=([.E21]/12)^2" office:value-type="float" office:value="0.000000000000693769457250937" calcext:value-type="float">
            <text:p>6.93769457250937E-13</text:p>
          </table:table-cell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0.05/2/[.C22]*(([.A22]^2-2.9^2)/83.1^2)" office:value-type="float" office:value="0.0000791023530144332" calcext:value-type="float">
            <text:p>7.91023530144332E-05</text:p>
          </table:table-cell>
          <table:table-cell table:formula="of:=0.05/2/[.C22]*SQRT((2*[.A22]/83.1^2*[.B22])^2+(2*2.9/83.1^2*0.8)^2+(2*([.A22]^2-2.9^2)/83.1^3*0.4)^2)" office:value-type="float" office:value="0.00000701176028505436" calcext:value-type="float">
            <text:p>7.01176028505436E-06</text:p>
          </table:table-cell>
          <table:table-cell table:formula="of:=ATAN([.A22]/83.1)" office:value-type="float" office:value="0.10312266448195" calcext:value-type="float">
            <text:p>0.10312266448195</text:p>
          </table:table-cell>
          <table:table-cell table:formula="of:=1/(([.A22]/83.1)^2+1)/83.1*[.B22]" office:value-type="float" office:value="0.00238123552023979" calcext:value-type="float">
            <text:p>0.00238123552024</text:p>
          </table:table-cell>
          <table:table-cell table:formula="of:=ABS(0.05/[.C22]*(COS([.F22])-COS(0.12)))" office:value-type="float" office:value="0.0000313155418501706" calcext:value-type="float">
            <text:p>3.13155418501706E-05</text:p>
          </table:table-cell>
          <table:table-cell table:formula="of:=0.05/[.C22]*SQRT((SIN([.F22])*[.G22])^2+(SIN(0.12)*0.018)^2)" office:value-type="float" office:value="0.0000361452856347061" calcext:value-type="float">
            <text:p>3.61452856347061E-05</text:p>
          </table:table-cell>
          <table:table-cell/>
          <table:table-cell table:formula="of:=([.I22]/12)^2" office:value-type="float" office:value="0.00000000000907278940010061" calcext:value-type="float">
            <text:p>9.07278940010061E-12</text:p>
          </table:table-cell>
          <table:table-cell table:formula="of:=([.E22]/12)^2" office:value-type="float" office:value="0.000000000000341422099271288" calcext:value-type="float">
            <text:p>3.41422099271288E-13</text:p>
          </table:table-cell>
          <table:table-cell/>
          <table:table-cell office:value-type="string" calcext:value-type="string">
            <text:p>average lamda_2</text:p>
          </table:table-cell>
          <table:table-cell table:formula="of:=SUM( [.H20:.H31])/12" office:value-type="float" office:value="0.0000527439394057821" calcext:value-type="float">
            <text:p>5.27439394057821E-0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formula="of:=0.05/2/[.C23]*(([.A23]^2-2.9^2)/83.1^2)" office:value-type="float" office:value="0.0000793105171013133" calcext:value-type="float">
            <text:p>7.93105171013133E-05</text:p>
          </table:table-cell>
          <table:table-cell table:formula="of:=0.05/2/[.C23]*SQRT((2*[.A23]/83.1^2*[.B23])^2+(2*2.9/83.1^2*0.8)^2+(2*([.A23]^2-2.9^2)/83.1^3*0.4)^2)" office:value-type="float" office:value="0.00000555029708438291" calcext:value-type="float">
            <text:p>5.55029708438291E-06</text:p>
          </table:table-cell>
          <table:table-cell table:formula="of:=ATAN([.A23]/83.1)" office:value-type="float" office:value="0.117388015662027" calcext:value-type="float">
            <text:p>0.117388015662027</text:p>
          </table:table-cell>
          <table:table-cell table:formula="of:=1/(([.A23]/83.1)^2+1)/83.1*[.B23]" office:value-type="float" office:value="0.00237372619311162" calcext:value-type="float">
            <text:p>0.002373726193112</text:p>
          </table:table-cell>
          <table:table-cell table:formula="of:=ABS(0.05/[.C23]*(COS([.F23])-COS(0.12)))" office:value-type="float" office:value="0.00000386624196492547" calcext:value-type="float">
            <text:p>3.86624196492547E-06</text:p>
          </table:table-cell>
          <table:table-cell table:formula="of:=0.05/[.C23]*SQRT((SIN([.F23])*[.G23])^2+(SIN(0.12)*0.018)^2)" office:value-type="float" office:value="0.0000271584938351288" calcext:value-type="float">
            <text:p>2.71584938351288E-05</text:p>
          </table:table-cell>
          <table:table-cell/>
          <table:table-cell table:formula="of:=([.I23]/12)^2" office:value-type="float" office:value="0.00000000000512210963467172" calcext:value-type="float">
            <text:p>5.12210963467172E-12</text:p>
          </table:table-cell>
          <table:table-cell table:formula="of:=([.E23]/12)^2" office:value-type="float" office:value="0.000000000000213929150867427" calcext:value-type="float">
            <text:p>2.13929150867427E-13</text:p>
          </table:table-cell>
          <table:table-cell/>
          <table:table-cell office:value-type="string" calcext:value-type="string">
            <text:p>sigma l_2</text:p>
          </table:table-cell>
          <table:table-cell table:formula="of:=SQRT(SUM([.K20:.K31]))" office:value-type="float" office:value="0.0000112768136225732" calcext:value-type="float">
            <text:p>1.12768136225732E-0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0.05/2/[.C24]*(([.A24]^2-2.9^2)/83.1^2)" office:value-type="float" office:value="0.0000783638230366326" calcext:value-type="float">
            <text:p>7.83638230366326E-05</text:p>
          </table:table-cell>
          <table:table-cell table:formula="of:=0.05/2/[.C24]*SQRT((2*[.A24]/83.1^2*[.B24])^2+(2*2.9/83.1^2*0.8)^2+(2*([.A24]^2-2.9^2)/83.1^3*0.4)^2)" office:value-type="float" office:value="0.00000465184484081316" calcext:value-type="float">
            <text:p>4.65184484081316E-06</text:p>
          </table:table-cell>
          <table:table-cell table:formula="of:=ATAN([.A24]/83.1)" office:value-type="float" office:value="0.129239502770112" calcext:value-type="float">
            <text:p>0.129239502770112</text:p>
          </table:table-cell>
          <table:table-cell table:formula="of:=1/(([.A24]/83.1)^2+1)/83.1*[.B24]" office:value-type="float" office:value="0.00236676278970415" calcext:value-type="float">
            <text:p>0.002366762789704</text:p>
          </table:table-cell>
          <table:table-cell table:formula="of:=ABS(0.05/[.C24]*(COS([.F24])-COS(0.12)))" office:value-type="float" office:value="0.000011484424801097" calcext:value-type="float">
            <text:p>1.1484424801097E-05</text:p>
          </table:table-cell>
          <table:table-cell table:formula="of:=0.05/[.C24]*SQRT((SIN([.F24])*[.G24])^2+(SIN(0.12)*0.018)^2)" office:value-type="float" office:value="0.0000217630200752314" calcext:value-type="float">
            <text:p>2.17630200752314E-05</text:p>
          </table:table-cell>
          <table:table-cell/>
          <table:table-cell table:formula="of:=([.I24]/12)^2" office:value-type="float" office:value="0.00000000000328909057496475" calcext:value-type="float">
            <text:p>3.28909057496475E-12</text:p>
          </table:table-cell>
          <table:table-cell table:formula="of:=([.E24]/12)^2" office:value-type="float" office:value="0.000000000000150275419604167" calcext:value-type="float">
            <text:p>1.50275419604167E-13</text:p>
          </table:table-cell>
          <table:table-cell table:number-columns-repeated="3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formula="of:=0.05/2/[.C25]*(([.A25]^2-2.9^2)/83.1^2)" office:value-type="float" office:value="0.0000775215127024743" calcext:value-type="float">
            <text:p>7.75215127024743E-05</text:p>
          </table:table-cell>
          <table:table-cell table:formula="of:=0.05/2/[.C25]*SQRT((2*[.A25]/83.1^2*[.B25])^2+(2*2.9/83.1^2*0.8)^2+(2*([.A25]^2-2.9^2)/83.1^3*0.4)^2)" office:value-type="float" office:value="0.00000322311672077058" calcext:value-type="float">
            <text:p>3.22311672077058E-06</text:p>
          </table:table-cell>
          <table:table-cell table:formula="of:=ATAN([.A25]/83.1)" office:value-type="float" office:value="0.139874812669188" calcext:value-type="float">
            <text:p>0.139874812669188</text:p>
          </table:table-cell>
          <table:table-cell table:formula="of:=1/(([.A25]/83.1)^2+1)/83.1*[.B25]" office:value-type="float" office:value="0.00117997870074547" calcext:value-type="float">
            <text:p>0.001179978700745</text:p>
          </table:table-cell>
          <table:table-cell table:formula="of:=ABS(0.05/[.C25]*(COS([.F25])-COS(0.12)))" office:value-type="float" office:value="0.0000214598197540522" calcext:value-type="float">
            <text:p>2.14598197540522E-05</text:p>
          </table:table-cell>
          <table:table-cell table:formula="of:=0.05/[.C25]*SQRT((SIN([.F25])*[.G25])^2+(SIN(0.12)*0.018)^2)" office:value-type="float" office:value="0.0000180090875014746" calcext:value-type="float">
            <text:p>1.80090875014746E-05</text:p>
          </table:table-cell>
          <table:table-cell/>
          <table:table-cell table:formula="of:=([.I25]/12)^2" office:value-type="float" office:value="0.00000000000225227244885951" calcext:value-type="float">
            <text:p>2.25227244885951E-12</text:p>
          </table:table-cell>
          <table:table-cell table:formula="of:=([.E25]/12)^2" office:value-type="float" office:value="0.0000000000000721422319146591" calcext:value-type="float">
            <text:p>7.21422319146591E-14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0.05/2/[.C26]*(([.A26]^2-2.9^2)/83.1^2)" office:value-type="float" office:value="0.0000764595741723034" calcext:value-type="float">
            <text:p>7.64595741723034E-05</text:p>
          </table:table-cell>
          <table:table-cell table:formula="of:=0.05/2/[.C26]*SQRT((2*[.A26]/83.1^2*[.B26])^2+(2*2.9/83.1^2*0.8)^2+(2*([.A26]^2-2.9^2)/83.1^3*0.4)^2)" office:value-type="float" office:value="0.00000282348976700628" calcext:value-type="float">
            <text:p>2.82348976700628E-06</text:p>
          </table:table-cell>
          <table:table-cell table:formula="of:=ATAN([.A26]/83.1)" office:value-type="float" office:value="0.149301833434984" calcext:value-type="float">
            <text:p>0.149301833434984</text:p>
          </table:table-cell>
          <table:table-cell table:formula="of:=1/(([.A26]/83.1)^2+1)/83.1*[.B26]" office:value-type="float" office:value="0.0011767438040403" calcext:value-type="float">
            <text:p>0.00117674380404</text:p>
          </table:table-cell>
          <table:table-cell table:formula="of:=ABS(0.05/[.C26]*(COS([.F26])-COS(0.12)))" office:value-type="float" office:value="0.0000280961871445813" calcext:value-type="float">
            <text:p>2.80961871445813E-05</text:p>
          </table:table-cell>
          <table:table-cell table:formula="of:=0.05/[.C26]*SQRT((SIN([.F26])*[.G26])^2+(SIN(0.12)*0.018)^2)" office:value-type="float" office:value="0.0000154422663771912" calcext:value-type="float">
            <text:p>1.54422663771912E-05</text:p>
          </table:table-cell>
          <table:table-cell/>
          <table:table-cell table:formula="of:=([.I26]/12)^2" office:value-type="float" office:value="0.00000000000165599715877869" calcext:value-type="float">
            <text:p>1.65599715877869E-12</text:p>
          </table:table-cell>
          <table:table-cell table:formula="of:=([.E26]/12)^2" office:value-type="float" office:value="0.0000000000000553617671138136" calcext:value-type="float">
            <text:p>5.53617671138136E-14</text:p>
          </table:table-cell>
          <table:table-cell table:number-columns-repeated="3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formula="of:=0.05/2/[.C27]*(([.A27]^2-2.9^2)/83.1^2)" office:value-type="float" office:value="0.0000774506162381021" calcext:value-type="float">
            <text:p>7.74506162381021E-05</text:p>
          </table:table-cell>
          <table:table-cell table:formula="of:=0.05/2/[.C27]*SQRT((2*[.A27]/83.1^2*[.B27])^2+(2*2.9/83.1^2*0.8)^2+(2*([.A27]^2-2.9^2)/83.1^3*0.4)^2)" office:value-type="float" office:value="0.00000253686753777799" calcext:value-type="float">
            <text:p>2.53686753777799E-06</text:p>
          </table:table-cell>
          <table:table-cell table:formula="of:=ATAN([.A27]/83.1)" office:value-type="float" office:value="0.159875288797071" calcext:value-type="float">
            <text:p>0.159875288797071</text:p>
          </table:table-cell>
          <table:table-cell table:formula="of:=1/(([.A27]/83.1)^2+1)/83.1*[.B27]" office:value-type="float" office:value="0.00117287235168669" calcext:value-type="float">
            <text:p>0.001172872351687</text:p>
          </table:table-cell>
          <table:table-cell table:formula="of:=ABS(0.05/[.C27]*(COS([.F27])-COS(0.12)))" office:value-type="float" office:value="0.0000347593211888195" calcext:value-type="float">
            <text:p>3.47593211888195E-05</text:p>
          </table:table-cell>
          <table:table-cell table:formula="of:=0.05/[.C27]*SQRT((SIN([.F27])*[.G27])^2+(SIN(0.12)*0.018)^2)" office:value-type="float" office:value="0.0000135180879373588" calcext:value-type="float">
            <text:p>1.35180879373588E-05</text:p>
          </table:table-cell>
          <table:table-cell/>
          <table:table-cell table:formula="of:=([.I27]/12)^2" office:value-type="float" office:value="0.00000000000126901876029282" calcext:value-type="float">
            <text:p>1.26901876029282E-12</text:p>
          </table:table-cell>
          <table:table-cell table:formula="of:=([.E27]/12)^2" office:value-type="float" office:value="0.0000000000000446923396127206" calcext:value-type="float">
            <text:p>4.46923396127206E-14</text:p>
          </table:table-cell>
          <table:table-cell table:number-columns-repeated="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formula="of:=0.05/2/[.C28]*(([.A28]^2-2.9^2)/83.1^2)" office:value-type="float" office:value="0.00007772665991853" calcext:value-type="float">
            <text:p>7.772665991853E-05</text:p>
          </table:table-cell>
          <table:table-cell table:formula="of:=0.05/2/[.C28]*SQRT((2*[.A28]/83.1^2*[.B28])^2+(2*2.9/83.1^2*0.8)^2+(2*([.A28]^2-2.9^2)/83.1^3*0.4)^2)" office:value-type="float" office:value="0.0000023126931401108" calcext:value-type="float">
            <text:p>2.3126931401108E-06</text:p>
          </table:table-cell>
          <table:table-cell table:formula="of:=ATAN([.A28]/83.1)" office:value-type="float" office:value="0.169243818328943" calcext:value-type="float">
            <text:p>0.169243818328943</text:p>
          </table:table-cell>
          <table:table-cell table:formula="of:=1/(([.A28]/83.1)^2+1)/83.1*[.B28]" office:value-type="float" office:value="0.0011692286045939" calcext:value-type="float">
            <text:p>0.001169228604594</text:p>
          </table:table-cell>
          <table:table-cell table:formula="of:=ABS(0.05/[.C28]*(COS([.F28])-COS(0.12)))" office:value-type="float" office:value="0.0000394234341612275" calcext:value-type="float">
            <text:p>3.94234341612275E-05</text:p>
          </table:table-cell>
          <table:table-cell table:formula="of:=0.05/[.C28]*SQRT((SIN([.F28])*[.G28])^2+(SIN(0.12)*0.018)^2)" office:value-type="float" office:value="0.000012021115657753" calcext:value-type="float">
            <text:p>1.2021115657753E-05</text:p>
          </table:table-cell>
          <table:table-cell/>
          <table:table-cell table:formula="of:=([.I28]/12)^2" office:value-type="float" office:value="0.00000000000100352237261858" calcext:value-type="float">
            <text:p>1.00352237261858E-12</text:p>
          </table:table-cell>
          <table:table-cell table:formula="of:=([.E28]/12)^2" office:value-type="float" office:value="0.0000000000000371427052799693" calcext:value-type="float">
            <text:p>3.71427052799693E-14</text:p>
          </table:table-cell>
          <table:table-cell table:number-columns-repeated="3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0.05/2/[.C29]*(([.A29]^2-2.9^2)/83.1^2)" office:value-type="float" office:value="0.0000762532202079179" calcext:value-type="float">
            <text:p>7.62532202079179E-05</text:p>
          </table:table-cell>
          <table:table-cell table:formula="of:=0.05/2/[.C29]*SQRT((2*[.A29]/83.1^2*[.B29])^2+(2*2.9/83.1^2*0.8)^2+(2*([.A29]^2-2.9^2)/83.1^3*0.4)^2)" office:value-type="float" office:value="0.00000282025382840705" calcext:value-type="float">
            <text:p>2.82025382840705E-06</text:p>
          </table:table-cell>
          <table:table-cell table:formula="of:=ATAN([.A29]/83.1)" office:value-type="float" office:value="0.176250675495634" calcext:value-type="float">
            <text:p>0.176250675495634</text:p>
          </table:table-cell>
          <table:table-cell table:formula="of:=1/(([.A29]/83.1)^2+1)/83.1*[.B29]" office:value-type="float" office:value="0.0023327461699873" calcext:value-type="float">
            <text:p>0.002332746169987</text:p>
          </table:table-cell>
          <table:table-cell table:formula="of:=ABS(0.05/[.C29]*(COS([.F29])-COS(0.12)))" office:value-type="float" office:value="0.0000415030991132487" calcext:value-type="float">
            <text:p>4.15030991132487E-05</text:p>
          </table:table-cell>
          <table:table-cell table:formula="of:=0.05/[.C29]*SQRT((SIN([.F29])*[.G29])^2+(SIN(0.12)*0.018)^2)" office:value-type="float" office:value="0.0000109664803607036" calcext:value-type="float">
            <text:p>1.09664803607036E-05</text:p>
          </table:table-cell>
          <table:table-cell/>
          <table:table-cell table:formula="of:=([.I29]/12)^2" office:value-type="float" office:value="0.000000000000835164524317349" calcext:value-type="float">
            <text:p>8.35164524317349E-13</text:p>
          </table:table-cell>
          <table:table-cell table:formula="of:=([.E29]/12)^2" office:value-type="float" office:value="0.0000000000000552349420600321" calcext:value-type="float">
            <text:p>5.52349420600321E-14</text:p>
          </table:table-cell>
          <table:table-cell table:number-columns-repeated="3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formula="of:=0.05/2/[.C30]*(([.A30]^2-2.9^2)/83.1^2)" office:value-type="float" office:value="0.0000783552660939308" calcext:value-type="float">
            <text:p>7.83552660939308E-05</text:p>
          </table:table-cell>
          <table:table-cell table:formula="of:=0.05/2/[.C30]*SQRT((2*[.A30]/83.1^2*[.B30])^2+(2*2.9/83.1^2*0.8)^2+(2*([.A30]^2-2.9^2)/83.1^3*0.4)^2)" office:value-type="float" office:value="0.00000199221964632511" calcext:value-type="float">
            <text:p>1.99221964632511E-06</text:p>
          </table:table-cell>
          <table:table-cell table:formula="of:=ATAN([.A30]/83.1)" office:value-type="float" office:value="0.186728060981157" calcext:value-type="float">
            <text:p>0.186728060981157</text:p>
          </table:table-cell>
          <table:table-cell table:formula="of:=1/(([.A30]/83.1)^2+1)/83.1*[.B30]" office:value-type="float" office:value="0.00116189650592134" calcext:value-type="float">
            <text:p>0.001161896505921</text:p>
          </table:table-cell>
          <table:table-cell table:formula="of:=ABS(0.05/[.C30]*(COS([.F30])-COS(0.12)))" office:value-type="float" office:value="0.0000463260159627832" calcext:value-type="float">
            <text:p>4.63260159627832E-05</text:p>
          </table:table-cell>
          <table:table-cell table:formula="of:=0.05/[.C30]*SQRT((SIN([.F30])*[.G30])^2+(SIN(0.12)*0.018)^2)" office:value-type="float" office:value="0.00000984358519051224" calcext:value-type="float">
            <text:p>9.84358519051224E-06</text:p>
          </table:table-cell>
          <table:table-cell/>
          <table:table-cell table:formula="of:=([.I30]/12)^2" office:value-type="float" office:value="0.000000000000672890065297722" calcext:value-type="float">
            <text:p>6.72890065297722E-13</text:p>
          </table:table-cell>
          <table:table-cell table:formula="of:=([.E30]/12)^2" office:value-type="float" office:value="0.0000000000000275620772166926" calcext:value-type="float">
            <text:p>2.75620772166926E-14</text:p>
          </table:table-cell>
          <table:table-cell table:number-columns-repeated="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formula="of:=0.05/2/[.C31]*(([.A31]^2-2.9^2)/83.1^2)" office:value-type="float" office:value="0.00007663756955094" calcext:value-type="float">
            <text:p>7.663756955094E-05</text:p>
          </table:table-cell>
          <table:table-cell table:formula="of:=0.05/2/[.C31]*SQRT((2*[.A31]/83.1^2*[.B31])^2+(2*2.9/83.1^2*0.8)^2+(2*([.A31]^2-2.9^2)/83.1^3*0.4)^2)" office:value-type="float" office:value="0.00000251507609316384" calcext:value-type="float">
            <text:p>2.51507609316384E-06</text:p>
          </table:table-cell>
          <table:table-cell table:formula="of:=ATAN([.A31]/83.1)" office:value-type="float" office:value="0.192531108990589" calcext:value-type="float">
            <text:p>0.192531108990589</text:p>
          </table:table-cell>
          <table:table-cell table:formula="of:=1/(([.A31]/83.1)^2+1)/83.1*[.B31]" office:value-type="float" office:value="0.00231862221943206" calcext:value-type="float">
            <text:p>0.002318622219432</text:p>
          </table:table-cell>
          <table:table-cell table:formula="of:=ABS(0.05/[.C31]*(COS([.F31])-COS(0.12)))" office:value-type="float" office:value="0.0000470232011785319" calcext:value-type="float">
            <text:p>4.70232011785319E-05</text:p>
          </table:table-cell>
          <table:table-cell table:formula="of:=0.05/[.C31]*SQRT((SIN([.F31])*[.G31])^2+(SIN(0.12)*0.018)^2)" office:value-type="float" office:value="0.00000916673961181742" calcext:value-type="float">
            <text:p>9.16673961181742E-06</text:p>
          </table:table-cell>
          <table:table-cell/>
          <table:table-cell table:formula="of:=([.I31]/12)^2" office:value-type="float" office:value="0.000000000000583535521603212" calcext:value-type="float">
            <text:p>5.83535521603212E-13</text:p>
          </table:table-cell>
          <table:table-cell table:formula="of:=([.E31]/12)^2" office:value-type="float" office:value="0.0000000000000439278316278076" calcext:value-type="float">
            <text:p>4.39278316278076E-14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RT 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ir to wall 114.2 c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rect beam pos. 12.3cm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inima number</text:p>
          </table:table-cell>
          <table:table-cell office:value-type="string" calcext:value-type="string">
            <text:p>pos of minima(cm)</text:p>
          </table:table-cell>
          <table:table-cell office:value-type="string" calcext:value-type="string">
            <text:p>relative pos</text:p>
          </table:table-cell>
          <table:table-cell office:value-type="string" calcext:value-type="string">
            <text:p>sigma rel. pos.</text:p>
          </table:table-cell>
          <table:table-cell office:value-type="string" calcext:value-type="string">
            <text:p>theta n (long dist. Apprx.)</text:p>
          </table:table-cell>
          <table:table-cell office:value-type="string" calcext:value-type="string">
            <text:p>sigma theta_n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table:formula="of:=[.B39]-12.3" office:value-type="float" office:value="0.6" calcext:value-type="float">
            <text:p>0.6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39]/114.2)" office:value-type="float" office:value="0.0052539404553415" calcext:value-type="float">
            <text:p>0.005253940455342</text:p>
          </table:table-cell>
          <table:table-cell table:formula="of:=SQRT(([.D39]/114.2)^2+(0.1*2*[.C39]/114.2^3)^2)" office:value-type="float" office:value="0.00123836564392856" calcext:value-type="float">
            <text:p>0.001238365643929</text:p>
          </table:table-cell>
          <table:table-cell table:formula="of:=0.0000006328*[.A39]/SIN([.E39])" office:value-type="float" office:value="0.000120443487450705" calcext:value-type="float">
            <text:p>0.00012044348745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6" calcext:value-type="float">
            <text:p>13.6</text:p>
          </table:table-cell>
          <table:table-cell table:formula="of:=[.B40]-12.3" office:value-type="float" office:value="1.3" calcext:value-type="float">
            <text:p>1.3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0]/114.2)" office:value-type="float" office:value="0.0113835376532399" calcext:value-type="float">
            <text:p>0.01138353765324</text:p>
          </table:table-cell>
          <table:table-cell table:formula="of:=SQRT(([.D40]/114.2)^2+(0.1*2*[.C40]/114.2^3)^2)" office:value-type="float" office:value="0.00123836565361214" calcext:value-type="float">
            <text:p>0.001238365653612</text:p>
          </table:table-cell>
          <table:table-cell table:formula="of:=0.0000006328*[.A40]/SIN([.E40])" office:value-type="float" office:value="0.000111180493511537" calcext:value-type="float">
            <text:p>0.00011118049351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table:formula="of:=[.B41]-12.3" office:value-type="float" office:value="2" calcext:value-type="float">
            <text:p>2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1]/114.2)" office:value-type="float" office:value="0.0175131348511384" calcext:value-type="float">
            <text:p>0.017513134851138</text:p>
          </table:table-cell>
          <table:table-cell table:formula="of:=SQRT(([.D41]/114.2)^2+(0.1*2*[.C41]/114.2^3)^2)" office:value-type="float" office:value="0.001238365670431" calcext:value-type="float">
            <text:p>0.001238365670431</text:p>
          </table:table-cell>
          <table:table-cell table:formula="of:=0.0000006328*[.A41]/SIN([.E41])" office:value-type="float" office:value="0.000108404181354151" calcext:value-type="float">
            <text:p>0.0001084041813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" calcext:value-type="float">
            <text:p>14.9</text:p>
          </table:table-cell>
          <table:table-cell table:formula="of:=[.B42]-12.3" office:value-type="float" office:value="2.6" calcext:value-type="float">
            <text:p>2.6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2]/114.2)" office:value-type="float" office:value="0.0227670753064799" calcext:value-type="float">
            <text:p>0.02276707530648</text:p>
          </table:table-cell>
          <table:table-cell table:formula="of:=SQRT(([.D42]/114.2)^2+(0.1*2*[.C42]/114.2^3)^2)" office:value-type="float" office:value="0.00123836569052626" calcext:value-type="float">
            <text:p>0.001238365690526</text:p>
          </table:table-cell>
          <table:table-cell table:formula="of:=0.0000006328*[.A42]/SIN([.E42])" office:value-type="float" office:value="0.000111187697558716" calcext:value-type="float">
            <text:p>0.00011118769755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table:formula="of:=[.B43]-12.3" office:value-type="float" office:value="3.3" calcext:value-type="float">
            <text:p>3.3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3]/114.2)" office:value-type="float" office:value="0.0288966725043783" calcext:value-type="float">
            <text:p>0.028896672504378</text:p>
          </table:table-cell>
          <table:table-cell table:formula="of:=SQRT(([.D43]/114.2)^2+(0.1*2*[.C43]/114.2^3)^2)" office:value-type="float" office:value="0.00123836572059633" calcext:value-type="float">
            <text:p>0.001238365720596</text:p>
          </table:table-cell>
          <table:table-cell table:formula="of:=0.0000006328*[.A43]/SIN([.E43])" office:value-type="float" office:value="0.000109508815420825" calcext:value-type="float">
            <text:p>0.00010950881542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 table:formula="of:=[.B44]-12.3" office:value-type="float" office:value="4.4" calcext:value-type="float">
            <text:p>4.4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4]/114.2)" office:value-type="float" office:value="0.0385288966725044" calcext:value-type="float">
            <text:p>0.038528896672504</text:p>
          </table:table-cell>
          <table:table-cell table:formula="of:=SQRT(([.D44]/114.2)^2+(0.1*2*[.C44]/114.2^3)^2)" office:value-type="float" office:value="0.00123836578226546" calcext:value-type="float">
            <text:p>0.001238365782265</text:p>
          </table:table-cell>
          <table:table-cell table:formula="of:=0.0000006328*[.A44]/SIN([.E44])" office:value-type="float" office:value="0.0000985686034908259" calcext:value-type="float">
            <text:p>9.85686034908259E-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9" calcext:value-type="float">
            <text:p>16.9</text:p>
          </table:table-cell>
          <table:table-cell table:formula="of:=[.B45]-12.3" office:value-type="float" office:value="4.6" calcext:value-type="float">
            <text:p>4.6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5]/114.2)" office:value-type="float" office:value="0.0402802101576182" calcext:value-type="float">
            <text:p>0.040280210157618</text:p>
          </table:table-cell>
          <table:table-cell table:formula="of:=SQRT(([.D45]/114.2)^2+(0.1*2*[.C45]/114.2^3)^2)" office:value-type="float" office:value="0.00123836579537106" calcext:value-type="float">
            <text:p>0.001238365795371</text:p>
          </table:table-cell>
          <table:table-cell table:formula="of:=0.0000006328*[.A45]/SIN([.E45])" office:value-type="float" office:value="0.000109999377949109" calcext:value-type="float">
            <text:p>0.00010999937794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.5</text:p>
          </table:table-cell>
          <table:table-cell table:formula="of:=[.B46]-12.3" office:value-type="float" office:value="5.2" calcext:value-type="float">
            <text:p>5.2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6]/114.2)" office:value-type="float" office:value="0.0455341506129597" calcext:value-type="float">
            <text:p>0.04553415061296</text:p>
          </table:table-cell>
          <table:table-cell table:formula="of:=SQRT(([.D46]/114.2)^2+(0.1*2*[.C46]/114.2^3)^2)" office:value-type="float" office:value="0.00123836583818269" calcext:value-type="float">
            <text:p>0.001238365838183</text:p>
          </table:table-cell>
          <table:table-cell table:formula="of:=0.0000006328*[.A46]/SIN([.E46])" office:value-type="float" office:value="0.000111216520283568" calcext:value-type="float">
            <text:p>0.00011121652028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3" calcext:value-type="float">
            <text:p>18.3</text:p>
          </table:table-cell>
          <table:table-cell table:formula="of:=[.B47]-12.3" office:value-type="float" office:value="6" calcext:value-type="float">
            <text:p>6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7]/114.2)" office:value-type="float" office:value="0.0525394045534151" calcext:value-type="float">
            <text:p>0.052539404553415</text:p>
          </table:table-cell>
          <table:table-cell table:formula="of:=SQRT(([.D47]/114.2)^2+(0.1*2*[.C47]/114.2^3)^2)" office:value-type="float" office:value="0.00123836590341946" calcext:value-type="float">
            <text:p>0.001238365903419</text:p>
          </table:table-cell>
          <table:table-cell table:formula="of:=0.0000006328*[.A47]/SIN([.E47])" office:value-type="float" office:value="0.000108448526468011" calcext:value-type="float">
            <text:p>0.00010844852646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48]-12.3" office:value-type="float" office:value="6.7" calcext:value-type="float">
            <text:p>6.7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8]/114.2)" office:value-type="float" office:value="0.0586690017513135" calcext:value-type="float">
            <text:p>0.058669001751314</text:p>
          </table:table-cell>
          <table:table-cell table:formula="of:=SQRT(([.D48]/114.2)^2+(0.1*2*[.C48]/114.2^3)^2)" office:value-type="float" office:value="0.00123836596814655" calcext:value-type="float">
            <text:p>0.001238365968147</text:p>
          </table:table-cell>
          <table:table-cell table:formula="of:=0.0000006328*[.A48]/SIN([.E48])" office:value-type="float" office:value="0.000107921244380927" calcext:value-type="float">
            <text:p>0.00010792124438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6" calcext:value-type="float">
            <text:p>19.6</text:p>
          </table:table-cell>
          <table:table-cell table:formula="of:=[.B49]-12.3" office:value-type="float" office:value="7.3" calcext:value-type="float">
            <text:p>7.3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9]/114.2)" office:value-type="float" office:value="0.063922942206655" calcext:value-type="float">
            <text:p>0.063922942206655</text:p>
          </table:table-cell>
          <table:table-cell table:formula="of:=SQRT(([.D49]/114.2)^2+(0.1*2*[.C49]/114.2^3)^2)" office:value-type="float" office:value="0.00123836602930601" calcext:value-type="float">
            <text:p>0.001238366029306</text:p>
          </table:table-cell>
          <table:table-cell table:formula="of:=0.0000006328*[.A49]/SIN([.E49])" office:value-type="float" office:value="0.000108967805463054" calcext:value-type="float">
            <text:p>0.00010896780546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2" calcext:value-type="float">
            <text:p>20.2</text:p>
          </table:table-cell>
          <table:table-cell table:formula="of:=[.B50]-12.3" office:value-type="float" office:value="7.9" calcext:value-type="float">
            <text:p>7.9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50]/114.2)" office:value-type="float" office:value="0.0691768826619965" calcext:value-type="float">
            <text:p>0.069176882661997</text:p>
          </table:table-cell>
          <table:table-cell table:formula="of:=SQRT(([.D50]/114.2)^2+(0.1*2*[.C50]/114.2^3)^2)" office:value-type="float" office:value="0.00123836609570771" calcext:value-type="float">
            <text:p>0.001238366095708</text:p>
          </table:table-cell>
          <table:table-cell table:formula="of:=0.0000006328*[.A50]/SIN([.E50])" office:value-type="float" office:value="0.000109858373850357" calcext:value-type="float">
            <text:p>0.000109858373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8" calcext:value-type="float">
            <text:p>20.8</text:p>
          </table:table-cell>
          <table:table-cell table:formula="of:=[.B51]-12.3" office:value-type="float" office:value="8.5" calcext:value-type="float">
            <text:p>8.5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51]/114.2)" office:value-type="float" office:value="0.074430823117338" calcext:value-type="float">
            <text:p>0.074430823117338</text:p>
          </table:table-cell>
          <table:table-cell table:formula="of:=SQRT(([.D51]/114.2)^2+(0.1*2*[.C51]/114.2^3)^2)" office:value-type="float" office:value="0.00123836616735164" calcext:value-type="float">
            <text:p>0.001238366167352</text:p>
          </table:table-cell>
          <table:table-cell table:formula="of:=0.0000006328*[.A51]/SIN([.E51])" office:value-type="float" office:value="0.000110626219145957" calcext:value-type="float">
            <text:p>0.00011062621914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table:formula="of:=[.B52]-12.3" office:value-type="float" office:value="9.3" calcext:value-type="float">
            <text:p>9.3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52]/114.2)" office:value-type="float" office:value="0.0814360770577934" calcext:value-type="float">
            <text:p>0.081436077057793</text:p>
          </table:table-cell>
          <table:table-cell table:formula="of:=SQRT(([.D52]/114.2)^2+(0.1*2*[.C52]/114.2^3)^2)" office:value-type="float" office:value="0.00123836627103147" calcext:value-type="float">
            <text:p>0.001238366271031</text:p>
          </table:table-cell>
          <table:table-cell table:formula="of:=0.0000006328*[.A52]/SIN([.E52])" office:value-type="float" office:value="0.000108907501772571" calcext:value-type="float">
            <text:p>0.00010890750177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0:29:25.724444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21:44:15.068982067</meta:creation-date>
    <dc:date>2019-10-19T17:14:30.417268095</dc:date>
    <meta:editing-duration>PT1H4M26S</meta:editing-duration>
    <meta:editing-cycles>4</meta:editing-cycles>
    <meta:generator>LibreOffice/6.0.7.3$Linux_X86_64 LibreOffice_project/00m0$Build-3</meta:generator>
    <meta:document-statistic meta:table-count="1" meta:cell-count="278" meta:object-count="0"/>
  </office:meta>
</office:document-meta>
</file>